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ourier New" fo:font-size="12pt"/>
    </style:style>
    <style:style style:name="P2" style:family="paragraph" style:parent-style-name="Text_20_body">
      <style:paragraph-properties fo:margin-top="0.42cm" fo:margin-bottom="0.212cm"/>
      <style:text-properties style:font-name="Courier New" fo:font-size="10pt"/>
    </style:style>
    <style:style style:name="P3" style:family="paragraph" style:parent-style-name="Text_20_body">
      <style:paragraph-properties fo:margin-top="0.42cm" fo:margin-bottom="0.212cm"/>
      <style:text-properties style:font-name="Courier New" fo:font-size="10pt" fo:font-style="italic"/>
    </style:style>
    <style:style style:name="P4" style:family="paragraph" style:parent-style-name="Text_20_body">
      <style:paragraph-properties fo:margin-top="0.42cm" fo:margin-bottom="0.212cm"/>
      <style:text-properties style:font-name="Courier New" fo:font-size="10pt" fo:font-weight="bold"/>
    </style:style>
    <style:style style:name="P5" style:family="paragraph" style:parent-style-name="List_20_Contents" style:list-style-name="L1"/>
    <style:style style:name="P6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P7" style:family="paragraph" style:parent-style-name="List_20_Contents">
      <style:paragraph-properties fo:margin-top="0cm" fo:margin-bottom="0.499cm"/>
    </style:style>
    <style:style style:name="P8" style:family="paragraph" style:parent-style-name="List_20_Contents" style:list-style-name="L1">
      <style:paragraph-properties fo:margin-top="0cm" fo:margin-bottom="0.499cm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The Input File Format</text:h>
      <text:p text:style-name="P6">The format of an input file is: </text:p>
      <text:list xml:id="list1655976839781928934" text:style-name="L1">
        <text:list-item>
          <text:p text:style-name="P5">A network topology clause </text:p>
        </text:list-item>
        <text:list-item>
          <text:p text:style-name="P8">One of more input vector clauses</text:p>
        </text:list-item>
      </text:list>
      <text:p text:style-name="Text_20_body">The default extension for the data file is “*.dat”. It is a text file that you can create with any text editor.</text:p>
      <text:p text:style-name="Text_20_body">The network topology clause is the same as described above.</text:p>
      <text:h text:style-name="Heading_20_4" text:outline-level="4" text:is-list-header="true">The Input Vector Clause</text:h>
      <text:p text:style-name="P2">The inputVector clause has the following format:</text:p>
      <text:p text:style-name="P3">inputVector(&lt;input values&gt;)</text:p>
      <text:p text:style-name="P2">where</text:p>
      <text:p text:style-name="P7">&lt;input values&gt; is a comma separated list of floating point numbers</text:p>
      <text:p text:style-name="P2">e.g.</text:p>
      <text:p text:style-name="P4">inputVector(1.0,1.5,1.5)</text:p>
      <text:p text:style-name="P2">The number of input values in the &lt;input values&gt; list must match the number of input nodes in the network topology clause. (The number of hidden and output nodes is irrelevant.)</text:p>
      <text:p text:style-name="P2">The top part of the file will look like this:</text:p>
      <text:p text:style-name="P1">networkTopology(3,2,2)</text:p>
      <text:p text:style-name="P1">inputVector(3,-1,10)</text:p>
      <text:p text:style-name="P1">inputVector(-4,0.1,1.5)</text:p>
      <text:p text:style-name="P1">inputVector(5,0.001,-6)</text:p>
      <text:p text:style-name="P1">inputVector(1.01,0.002,1.00)</text:p>
      <text:p text:style-name="P1">inputVector(2,0.33,-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ourier New" svg:font-family="'Courier New'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Oppen</meta:initial-creator>
    <meta:creation-date>2013-12-01T21:53:49.90</meta:creation-date>
    <meta:document-statistic meta:table-count="0" meta:image-count="0" meta:object-count="0" meta:page-count="1" meta:paragraph-count="21" meta:word-count="129" meta:character-count="840"/>
    <dc:date>2013-12-01T21:54:07.88</dc:date>
    <dc:creator>Nicholas Oppen</dc:creator>
    <meta:editing-duration>PT18S</meta:editing-duration>
    <meta:editing-cycles>1</meta:editing-cycles>
    <meta:generator>OpenOffice.org/3.4.1$Win32 OpenOffice.org_project/341m1$Build-9593</meta:generator>
  </office:meta>
</office:document-meta>
</file>